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Devanagari2" svg:font-family="'Droid Sans Devanagari'" style:font-family-generic="modern" style:font-pitch="fixed"/>
    <style:font-face style:name="Droid Sans Fallback1" svg:font-family="'Droid Sans Fallback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1" style:family="table">
      <style:table-properties style:width="4.0208in" fo:margin-left="1.4625in" table:align="left"/>
    </style:style>
    <style:style style:name="Tabell1.A" style:family="table-column">
      <style:table-column-properties style:column-width="2in"/>
    </style:style>
    <style:style style:name="Tabell1.B" style:family="table-column">
      <style:table-column-properties style:column-width="2.0208in"/>
    </style:style>
    <style:style style:name="Tabell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1.B1" style:family="table-cell">
      <style:table-cell-properties fo:padding="0.0382in" fo:border="0.05pt solid #000000"/>
    </style:style>
    <style:style style:name="Tabell2" style:family="table">
      <style:table-properties style:width="6.9271in" fo:margin-left="0in" table:align="left"/>
    </style:style>
    <style:style style:name="Tabell2.A" style:family="table-column">
      <style:table-column-properties style:column-width="1.7396in"/>
    </style:style>
    <style:style style:name="Tabell2.B" style:family="table-column">
      <style:table-column-properties style:column-width="1.7813in"/>
    </style:style>
    <style:style style:name="Tabell2.C" style:family="table-column">
      <style:table-column-properties style:column-width="3.4063in"/>
    </style:style>
    <style:style style:name="Tabell2.A1" style:family="table-cell">
      <style:table-cell-properties style:vertical-align="middle" fo:background-color="#dddddd" fo:padding="0.0382in" fo:border-left="0.05pt solid #000000" fo:border-right="none" fo:border-top="0.05pt solid #000000" fo:border-bottom="none">
        <style:background-image/>
      </style:table-cell-properties>
    </style:style>
    <style:style style:name="Tabell2.B1" style:family="table-cell">
      <style:table-cell-properties fo:padding="0.0382in" fo:border-left="0.05pt solid #000000" fo:border-right="none" fo:border-top="0.05pt solid #000000" fo:border-bottom="none"/>
    </style:style>
    <style:style style:name="Tabell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2.B2" style:family="table-cell">
      <style:table-cell-properties fo:background-color="#eeeeee" fo:padding="0.0382in" fo:border-left="0.05pt solid #000000" fo:border-right="none" fo:border-top="none" fo:border-bottom="none">
        <style:background-image/>
      </style:table-cell-properties>
    </style:style>
    <style:style style:name="Tabell2.C2" style:family="table-cell">
      <style:table-cell-properties fo:background-color="#eeeeee" fo:padding="0.0382in" fo:border-left="0.05pt solid #000000" fo:border-right="0.05pt solid #000000" fo:border-top="none" fo:border-bottom="none">
        <style:background-image/>
      </style:table-cell-properties>
    </style:style>
    <style:style style:name="Tabell2.B3" style:family="table-cell">
      <style:table-cell-properties fo:padding="0.0382in" fo:border-left="0.05pt solid #000000" fo:border-right="none" fo:border-top="none" fo:border-bottom="0.05pt solid #000000"/>
    </style:style>
    <style:style style:name="Tabell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3" style:family="table">
      <style:table-properties style:width="6.9271in" fo:margin-left="0in" table:align="left"/>
    </style:style>
    <style:style style:name="Tabell3.A" style:family="table-column">
      <style:table-column-properties style:column-width="1.6771in"/>
    </style:style>
    <style:style style:name="Tabell3.B" style:family="table-column">
      <style:table-column-properties style:column-width="2.5104in"/>
    </style:style>
    <style:style style:name="Tabell3.C" style:family="table-column">
      <style:table-column-properties style:column-width="2.7396in"/>
    </style:style>
    <style:style style:name="Tabell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3.C1" style:family="table-cell">
      <style:table-cell-properties fo:padding="0.0382in" fo:border="0.05pt solid #000000"/>
    </style:style>
    <style:style style:name="Tabell4" style:family="table">
      <style:table-properties style:width="6.9271in" fo:margin-left="0in" table:align="left"/>
    </style:style>
    <style:style style:name="Tabell4.A" style:family="table-column">
      <style:table-column-properties style:column-width="1.4688in"/>
    </style:style>
    <style:style style:name="Tabell4.B" style:family="table-column">
      <style:table-column-properties style:column-width="2.7188in"/>
    </style:style>
    <style:style style:name="Tabell4.C" style:family="table-column">
      <style:table-column-properties style:column-width="2.7396in"/>
    </style:style>
    <style:style style:name="Tabell4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4.C1" style:family="table-cell">
      <style:table-cell-properties fo:padding="0.0382in" fo:border="0.05pt solid #000000"/>
    </style:style>
    <style:style style:name="Tabell6" style:family="table">
      <style:table-properties style:width="6.925in" table:align="margins"/>
    </style:style>
    <style:style style:name="Tabell6.A" style:family="table-column">
      <style:table-column-properties style:column-width="2.3083in" style:rel-column-width="21845*"/>
    </style:style>
    <style:style style:name="Tabell6.A1" style:family="table-cell">
      <style:table-cell-properties fo:background-color="#dddddd" fo:padding="0.0382in" fo:border-left="0.05pt solid #000000" fo:border-right="none" fo:border-top="0.05pt solid #000000" fo:border-bottom="none">
        <style:background-image/>
      </style:table-cell-properties>
    </style:style>
    <style:style style:name="Tabell6.B1" style:family="table-cell">
      <style:table-cell-properties fo:padding="0.0382in" fo:border-left="0.05pt solid #000000" fo:border-right="none" fo:border-top="0.05pt solid #000000" fo:border-bottom="none"/>
    </style:style>
    <style:style style:name="Tabell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6.A2" style:family="table-cell">
      <style:table-cell-properties fo:background-color="#dddddd" fo:padding="0.0382in" fo:border-left="0.05pt solid #000000" fo:border-right="none" fo:border-top="none" fo:border-bottom="none">
        <style:background-image/>
      </style:table-cell-properties>
    </style:style>
    <style:style style:name="Tabell6.B2" style:family="table-cell">
      <style:table-cell-properties fo:background-color="#eeeeee" fo:padding="0.0382in" fo:border-left="0.05pt solid #000000" fo:border-right="none" fo:border-top="none" fo:border-bottom="none">
        <style:background-image/>
      </style:table-cell-properties>
    </style:style>
    <style:style style:name="Tabell6.C2" style:family="table-cell">
      <style:table-cell-properties fo:background-color="#eeeeee" fo:padding="0.0382in" fo:border-left="0.05pt solid #000000" fo:border-right="0.05pt solid #000000" fo:border-top="none" fo:border-bottom="none">
        <style:background-image/>
      </style:table-cell-properties>
    </style:style>
    <style:style style:name="Tabell6.A3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ell6.B3" style:family="table-cell">
      <style:table-cell-properties fo:padding="0.0382in" fo:border-left="0.05pt solid #000000" fo:border-right="none" fo:border-top="none" fo:border-bottom="0.05pt solid #000000"/>
    </style:style>
    <style:style style:name="Tabell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7" style:family="table">
      <style:table-properties style:width="6.9271in" fo:margin-left="0in" table:align="left"/>
    </style:style>
    <style:style style:name="Tabell7.A" style:family="table-column">
      <style:table-column-properties style:column-width="2.7708in"/>
    </style:style>
    <style:style style:name="Tabell7.B" style:family="table-column">
      <style:table-column-properties style:column-width="4.1563in"/>
    </style:style>
    <style:style style:name="Tabell7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7.B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rsid="000c322e" officeooo:paragraph-rsid="000c322e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0c788f" officeooo:paragraph-rsid="000c788f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rsid="000c322e" officeooo:paragraph-rsid="000c322e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0c788f" officeooo:paragraph-rsid="000c788f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0pt" fo:font-weight="bold" officeooo:rsid="000ce8f1" officeooo:paragraph-rsid="000ce8f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00ce8f1" officeooo:paragraph-rsid="000ce8f1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fo:font-size="10pt" fo:font-style="italic" officeooo:rsid="000c322e" officeooo:paragraph-rsid="000c322e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Times New Roman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fo:font-style="italic" fo:font-weight="normal" officeooo:rsid="000c788f" officeooo:paragraph-rsid="000c788f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text-properties style:font-name="Times New Roman" fo:font-size="10pt" fo:font-style="normal" officeooo:paragraph-rsid="000c788f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20" style:family="paragraph" style:parent-style-name="Preformatted_20_Text">
      <style:paragraph-properties fo:text-align="start" style:justify-single-word="false"/>
      <style:text-properties fo:font-size="10pt" fo:font-style="italic" officeooo:rsid="000c788f" officeooo:paragraph-rsid="000c788f" style:font-size-asian="10pt" style:font-style-asian="italic" style:font-size-complex="10pt" style:font-style-complex="italic"/>
    </style:style>
    <style:style style:name="P21" style:family="paragraph" style:parent-style-name="Preformatted_20_Text">
      <style:paragraph-properties fo:margin-top="0in" fo:margin-bottom="0.1965in" style:contextual-spacing="false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paragraph-rsid="000c322e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0c322e" officeooo:paragraph-rsid="000c322e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0c322e" officeooo:paragraph-rsid="000c322e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0pt" fo:font-style="normal" officeooo:paragraph-rsid="000c788f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e8f1" style:font-weight-asian="bold" style:font-weight-complex="bold"/>
    </style:style>
    <style:style style:name="T3" style:family="text">
      <style:text-properties officeooo:rsid="000c322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Nimbus Roman No9 L"/>
    </style:style>
    <style:style style:name="T6" style:family="text">
      <style:text-properties style:font-name="Nimbus Roman No9 L" fo:font-weight="bold" style:font-weight-asian="bold" style:font-weight-complex="bold"/>
    </style:style>
    <style:style style:name="T7" style:family="text">
      <style:text-properties style:font-name="Nimbus Roman No9 L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irectory I/O</text:p>
      <text:p text:style-name="P22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2">Libary</text:p>
          </table:table-cell>
          <table:table-cell table:style-name="Tabell1.B1" office:value-type="string">
            <text:p text:style-name="P13">#include &lt;<text:span text:style-name="T1">dirent.h</text:span>&gt;</text:p>
          </table:table-cell>
        </table:table-row>
      </table:table>
      <text:p text:style-name="P22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table:number-rows-spanned="3" office:value-type="string">
            <text:p text:style-name="P5">Variables and Konstants</text:p>
          </table:table-cell>
          <table:table-cell table:style-name="Tabell2.B1" office:value-type="string">
            <text:p text:style-name="P2"><text:span text:style-name="T1">DIR</text:span> *dir</text:p>
          </table:table-cell>
          <table:table-cell table:style-name="Tabell2.C1" office:value-type="string">
            <text:p text:style-name="P11">Directory type</text:p>
          </table:table-cell>
        </table:table-row>
        <table:table-row>
          <table:covered-table-cell/>
          <table:table-cell table:style-name="Tabell2.B2" office:value-type="string">
            <text:p text:style-name="P4"><text:span text:style-name="T2">s</text:span><text:span text:style-name="T1">truct dirent</text:span> * dirEntry</text:p>
          </table:table-cell>
          <table:table-cell table:style-name="Tabell2.C2" office:value-type="string">
            <text:p text:style-name="P20"><text:span text:style-name="Source_20_Text"><text:span text:style-name="T6">struct dirent</text:span></text:span><text:span text:style-name="Source_20_Text"><text:span text:style-name="T5"> {</text:span></text:span></text:p>
            <text:p text:style-name="Preformatted_20_Text"><text:span text:style-name="Source_20_Text"><text:span text:style-name="T7"><text:s text:c="4"/>ino_t <text:s text:c="9"/>d_ino; <text:s text:c="6"/>/* inode number */</text:span></text:span></text:p>
            <text:p text:style-name="Preformatted_20_Text"><text:span text:style-name="Source_20_Text"><text:span text:style-name="T7"><text:s text:c="4"/>off_t <text:s text:c="9"/>d_off; <text:s text:c="6"/>/* offset to the next dirent */</text:span></text:span></text:p>
            <text:p text:style-name="Preformatted_20_Text"><text:span text:style-name="Source_20_Text"><text:span text:style-name="T7"><text:s text:c="4"/>unsigned short d_reclen; <text:s text:c="3"/>/* length of this record */</text:span></text:span></text:p>
            <text:p text:style-name="Preformatted_20_Text"><text:span text:style-name="Source_20_Text"><text:span text:style-name="T7"><text:s text:c="4"/>unsigned char <text:s/>d_type; <text:s text:c="5"/>/* type of file; not supported</text:span></text:span></text:p>
            <text:p text:style-name="Preformatted_20_Text"><text:span text:style-name="Source_20_Text"><text:span text:style-name="T7"><text:s text:c="35"/>by all file system types */</text:span></text:span></text:p>
            <text:p text:style-name="Preformatted_20_Text"><text:span text:style-name="Source_20_Text"><text:span text:style-name="T7"><text:s text:c="4"/>char <text:s text:c="10"/>d_name[256]; /* filename */</text:span></text:span></text:p>
            <text:p text:style-name="P21"><text:span text:style-name="Source_20_Text"><text:span text:style-name="T7">};</text:span></text:span></text:p>
          </table:table-cell>
        </table:table-row>
        <table:table-row>
          <table:covered-table-cell/>
          <table:table-cell table:style-name="Tabell2.B3" office:value-type="string">
            <text:p text:style-name="P8">NAME_MAX</text:p>
          </table:table-cell>
          <table:table-cell table:style-name="Tabell2.C3" office:value-type="string">
            <text:p text:style-name="P15">Maximum size of filename (d_name)</text:p>
          </table:table-cell>
        </table:table-row>
      </table:table>
      <text:p text:style-name="P22"/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office:value-type="string">
            <text:p text:style-name="P5">Access</text:p>
          </table:table-cell>
          <table:table-cell table:style-name="Tabell3.B1" office:value-type="string">
            <text:p text:style-name="P13">dir = <text:span text:style-name="T1">opendir( <text:s/></text:span>“./” <text:span text:style-name="T1"><text:s/>)</text:span>;</text:p>
            <text:p text:style-name="P13"><text:s text:c="4"/><text:span text:style-name="T4">/* Do stuff */</text:span></text:p>
            <text:p text:style-name="P13"><text:span text:style-name="T1">closedir( </text:span>dir<text:span text:style-name="T1"> )</text:span>;</text:p>
          </table:table-cell>
          <table:table-cell table:style-name="Tabell3.C1" office:value-type="string">
            <text:p text:style-name="P14">DIR* <text:span text:style-name="T1">opendir( </text:span>const char* directory<text:span text:style-name="T1"> )</text:span>;</text:p>
            <text:p text:style-name="P14"><text:s text:c="4"/>/* <text:span text:style-name="T3">Do stuff </text:span>*/</text:p>
            <text:p text:style-name="P14">int <text:span text:style-name="T1">closedir( </text:span>DIR* directory<text:span text:style-name="T1"> )</text:span>;</text:p>
          </table:table-cell>
        </table:table-row>
      </table:table>
      <text:p text:style-name="P22"/>
      <text:p text:style-name="P24">Reading</text:p>
      <text:p text:style-name="P23"/>
      <table:table table:name="Tabell4" table:style-name="Tabell4">
        <table:table-column table:style-name="Tabell4.A"/>
        <table:table-column table:style-name="Tabell4.B"/>
        <table:table-column table:style-name="Tabell4.C"/>
        <table:table-row>
          <table:table-cell table:style-name="Tabell4.A1" office:value-type="string">
            <text:p text:style-name="P9">Filename example</text:p>
          </table:table-cell>
          <table:table-cell table:style-name="Tabell4.B1" office:value-type="string">
            <text:p text:style-name="P13">while ((dirEntry =<text:span text:style-name="T1"> readdir(</text:span> dir<text:span text:style-name="T1"> )</text:span>) != NULL) </text:p>
            <text:p text:style-name="P13"><text:s text:c="8"/>{ </text:p>
            <text:p text:style-name="P13"><text:s text:c="16"/>printf("\n%s", dirEntry-&gt;d_name); </text:p>
            <text:p text:style-name="P13"><text:s text:c="8"/>}</text:p>
          </table:table-cell>
          <table:table-cell table:style-name="Tabell4.C1" office:value-type="string">
            <text:p text:style-name="P14">struct dirent* <text:span text:style-name="T1">readdir( </text:span>DIR* directory<text:span text:style-name="T1"> )</text:span>;</text:p>
          </table:table-cell>
        </table:table-row>
      </table:table>
      <table:table table:name="Tabell7" table:style-name="Tabell7">
        <table:table-column table:style-name="Tabell7.A"/>
        <table:table-column table:style-name="Tabell7.B"/>
        <table:table-row>
          <table:table-cell table:style-name="Tabell7.A1" office:value-type="string">
            <text:p text:style-name="P7">Modes d_type <text:line-break/><text:span text:style-name="T4">(linux only)</text:span></text:p>
          </table:table-cell>
          <table:table-cell table:style-name="Tabell7.B1" office:value-type="string">
            <text:p text:style-name="P25"><text:span text:style-name="T1">DT_BLK</text:span> <text:s text:c="13"/>This is a block device.</text:p>
            <text:p text:style-name="P16"><text:span text:style-name="T1">DT_CHR</text:span> <text:s text:c="13"/>This is a character device.</text:p>
            <text:p text:style-name="P16"><text:span text:style-name="T1">DT_DIR</text:span> <text:s text:c="14"/>This is a directory.</text:p>
            <text:p text:style-name="P16"><text:span text:style-name="T1">DT_FIFO</text:span> <text:s text:c="13"/>This is a named pipe (FIFO).</text:p>
            <text:p text:style-name="P16"><text:span text:style-name="T1">DT_LNK</text:span> <text:s text:c="13"/>This is a symbolic link.</text:p>
            <text:p text:style-name="P16"><text:span text:style-name="T1">DT_REG</text:span> <text:s text:c="14"/>This is a regular file.</text:p>
            <text:p text:style-name="P16"><text:span text:style-name="T1">DT_SOCK</text:span> <text:s text:c="11"/>This is a Unix domain s</text:p>
            <text:p text:style-name="P16"><text:span text:style-name="T1">DT_UNKNOWN</text:span> <text:s/>The file type is unknown.</text:p>
          </table:table-cell>
        </table:table-row>
      </table:table>
      <text:p text:style-name="P23"/>
      <text:p text:style-name="P24">Manipulation</text:p>
      <text:p text:style-name="P24"/>
      <table:table table:name="Tabell6" table:style-name="Tabell6">
        <table:table-column table:style-name="Tabell6.A" table:number-columns-repeated="3"/>
        <table:table-row>
          <table:table-cell table:style-name="Tabell6.A1" office:value-type="string">
            <text:p text:style-name="P9">Go to startposition</text:p>
          </table:table-cell>
          <table:table-cell table:style-name="Tabell6.B1" office:value-type="string">
            <text:p text:style-name="P13"><text:span text:style-name="T1">rewinddir(</text:span> dir<text:span text:style-name="T1"> )</text:span>;</text:p>
          </table:table-cell>
          <table:table-cell table:style-name="Tabell6.C1" office:value-type="string">
            <text:p text:style-name="P19"/>
          </table:table-cell>
        </table:table-row>
        <table:table-row>
          <table:table-cell table:style-name="Tabell6.A2" office:value-type="string">
            <text:p text:style-name="P9">Get position</text:p>
          </table:table-cell>
          <table:table-cell table:style-name="Tabell6.B2" office:value-type="string">
            <text:p text:style-name="P13"><text:span text:style-name="T1">telldir( </text:span>dir <text:span text:style-name="T1">);</text:span></text:p>
          </table:table-cell>
          <table:table-cell table:style-name="Tabell6.C2" office:value-type="string">
            <text:p text:style-name="P19"/>
          </table:table-cell>
        </table:table-row>
        <table:table-row>
          <table:table-cell table:style-name="Tabell6.A3" office:value-type="string">
            <text:p text:style-name="P9">Go to position</text:p>
          </table:table-cell>
          <table:table-cell table:style-name="Tabell6.B3" office:value-type="string">
            <text:p text:style-name="P17"><text:span text:style-name="T1">seekdir(</text:span> dir, 13 <text:span text:style-name="T1">)</text:span>;</text:p>
          </table:table-cell>
          <table:table-cell table:style-name="Tabell6.C3" office:value-type="string">
            <text:p text:style-name="P19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Devanagari2" svg:font-family="'Droid Sans Devanagari'" style:font-family-generic="modern" style:font-pitch="fixed"/>
    <style:font-face style:name="Droid Sans Fallback1" svg:font-family="'Droid Sans Fallback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roid Sans Devanagari2" style:font-family-complex="'Droid Sans Devanagari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roid Sans Devanagari2" style:font-family-complex="'Droid Sans Devanagar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2T18:15:29.327219651</meta:creation-date>
    <dc:date>2014-02-22T19:00:19.087608641</dc:date>
    <meta:editing-duration>PT14M28S</meta:editing-duration>
    <meta:editing-cycles>2</meta:editing-cycles>
    <meta:generator>LibreOffice/4.1.3.2$Linux_x86 LibreOffice_project/410m0$Build-2</meta:generator>
    <meta:document-statistic meta:table-count="6" meta:image-count="0" meta:object-count="0" meta:page-count="1" meta:paragraph-count="47" meta:word-count="191" meta:character-count="1316" meta:non-whitespace-character-count="930"/>
  </office:meta>
</office:document-meta>
</file>